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cessControllerResolver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ControllerResolver.generateCacheKey( String webappUrl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ccessControllerResolv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cessControllerResolver.release( AccessController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ccessControllerResolver.get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cessControllerResolver.resolveAccessController( String webapp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